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3.716cm" fo:min-width="3.86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16cm" fo:min-width="3.86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2.416cm" fo:min-width="3.46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16cm" fo:min-width="3.46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3.716cm" fo:min-width="3.46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3.716cm" fo:min-width="4.266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16cm" fo:min-width="4.26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1.816cm" fo:min-width="3.466cm" fo:padding-top="0.142cm" fo:padding-bottom="0.142cm" fo:padding-left="0.267cm" fo:padding-right="0.267cm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95cm"/>
      <style:paragraph-properties style:writing-mode="lr-tb"/>
    </style:style>
    <style:style style:name="P1" style:family="paragraph">
      <style:paragraph-properties fo:text-align="start" style:writing-mode="lr-tb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2" draw:layer="layout" svg:width="4.4cm" svg:height="4cm" svg:x="15.9cm" svg:y="5.5cm">
          <text:p text:style-name="P1"><text:span text:style-name="T1">VetäjäID <text:s/>(PK)</text:span></text:p>
          <text:p text:style-name="P1"><text:span text:style-name="T1">Sukunimi</text:span></text:p>
          <text:p text:style-name="P1"><text:span text:style-name="T1">Eunimi</text:span></text:p>
          <text:p text:style-name="P1"><text:span text:style-name="T1">TyöPuhelin </text:span></text:p>
          <text:p text:style-name="P1"><text:span text:style-name="T1">TyöSähköposti</text:span></text:p>
          <text:p text:style-name="P1"><text:span text:style-name="T1">OsoiteId (FK)</text:span></text:p>
          <text:p text:style-name="P1"><text:span text:style-name="T1">YhdistysTunnus (FK)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4cm" svg:height="0.8cm" svg:x="15.9cm" svg:y="4.7cm">
          <text:p text:style-name="P3"><text:span text:style-name="T1">Vetäjä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4cm" svg:x="9.3cm" svg:y="18.5cm">
          <text:p text:style-name="P1"><text:span text:style-name="T1">JäsenID <text:s/>(PK)</text:span></text:p>
          <text:p text:style-name="P1"><text:span text:style-name="T1">Sukunimi</text:span></text:p>
          <text:p text:style-name="P1"><text:span text:style-name="T1">Eunimi</text:span></text:p>
          <text:p text:style-name="P1"><text:span text:style-name="T1">Puhelin </text:span></text:p>
          <text:p text:style-name="P5"><text:span text:style-name="T1">YhdistysTunnus (FK)</text:span></text:p>
          <text:p text:style-name="P1"><text:span text:style-name="T1">Sähköposti</text:span></text:p>
          <text:p text:style-name="P1"><text:span text:style-name="T1">OsoiteID (FK)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4cm" svg:height="0.8cm" svg:x="9.3cm" svg:y="17.7cm">
          <text:p text:style-name="P3"><text:span text:style-name="T1">Jäs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2.7cm" svg:x="9.3cm" svg:y="26cm">
          <text:p text:style-name="P1"><text:span text:style-name="T1">OsoiteID <text:s/>(PK)</text:span></text:p>
          <text:p text:style-name="P1"><text:span text:style-name="T1">Katuosoite</text:span></text:p>
          <text:p text:style-name="P1"><text:span text:style-name="T1">Postinumero</text:span></text:p>
          <text:p text:style-name="P1"><text:span text:style-name="T1">Postitoimipaikka</text:span></text:p>
          <text:p text:style-name="P1"><text:span text:style-name="T1">Maa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0.8cm" svg:x="9.3cm" svg:y="25.2cm">
          <text:p text:style-name="P3"><text:span text:style-name="T1">Osoit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cm" svg:height="4cm" svg:x="9.4cm" svg:y="5.5cm">
          <text:p text:style-name="P1"><text:span text:style-name="T1">KerhoNro <text:s/>(PK)</text:span></text:p>
          <text:p text:style-name="P1"><text:span text:style-name="T1">KerhonNimi</text:span></text:p>
          <text:p text:style-name="P1"><text:span text:style-name="T1">Kuvaus</text:span></text:p>
          <text:p text:style-name="P1"><text:span text:style-name="T1">PerustamisPVM</text:span></text:p>
          <text:p text:style-name="P1"><text:span text:style-name="T1">VetäjäID (FK)</text:span></text:p>
          <text:p text:style-name="P1"><text:span text:style-name="T1">YhdistysTunnus (FK)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0.8cm" svg:x="9.4cm" svg:y="4.7cm">
          <text:p text:style-name="P3"><text:span text:style-name="T1">Kerho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8cm" svg:height="4cm" svg:x="1cm" svg:y="5.5cm">
          <text:p text:style-name="P1"><text:span text:style-name="T1">YhdistysTunnus <text:s/>(PK)</text:span></text:p>
          <text:p text:style-name="P1"><text:span text:style-name="T1">Nimi</text:span></text:p>
          <text:p text:style-name="P1"><text:span text:style-name="T1">ToiminnanJohtaja</text:span></text:p>
          <text:p text:style-name="P1"><text:span text:style-name="T1">OsoiteID (FK)</text:span></text:p>
          <text:p text:style-name="P1"><text:span text:style-name="T1">Puhelin</text:span></text:p>
          <text:p text:style-name="P1"><text:span text:style-name="T1">www-osoit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8cm" svg:height="0.8cm" svg:x="1cm" svg:y="4.7cm">
          <text:p text:style-name="P3"><text:span text:style-name="T1">Yhdisty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cm" svg:height="2.1cm" svg:x="9.3cm" svg:y="12.8cm">
          <text:p text:style-name="P1"><text:span text:style-name="T1">KJID (PK)</text:span></text:p>
          <text:p text:style-name="P1"><text:span text:style-name="T1">KerhoNro (FK)</text:span></text:p>
          <text:p text:style-name="P1"><text:span text:style-name="T1">JäsenID (FK)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0.8cm" svg:x="9.3cm" svg:y="12cm">
          <text:p text:style-name="P3"><text:span text:style-name="T1">KerhonJäsene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1.4cm" svg:y1="12cm" svg:x2="11.4cm" svg:y2="9.5cm">
          <text:p/>
        </draw:line>
        <draw:line draw:style-name="gr9" draw:text-style-name="P6" draw:layer="layout" svg:x1="5.8cm" svg:y1="7.009cm" svg:x2="9.4cm" svg:y2="7.009cm">
          <text:p/>
        </draw:line>
        <draw:frame draw:style-name="gr10" draw:text-style-name="P7" draw:layer="layout" svg:width="0.667cm" svg:height="0.725cm" svg:x="10.792cm" svg:y="11.309cm">
          <draw:text-box>
            <text:p><text:span text:style-name="T1">*</text:span></text:p>
          </draw:text-box>
        </draw:frame>
        <draw:frame draw:style-name="gr11" draw:text-style-name="P7" draw:layer="layout" svg:width="1.095cm" svg:height="0.725cm" svg:x="10.692cm" svg:y="9.609cm">
          <draw:text-box>
            <text:p><text:span text:style-name="T1">1</text:span></text:p>
          </draw:text-box>
        </draw:frame>
        <draw:line draw:style-name="gr9" draw:text-style-name="P6" draw:layer="layout" svg:x1="11.201cm" svg:y1="17.7cm" svg:x2="11.201cm" svg:y2="14.9cm">
          <text:p/>
        </draw:line>
        <draw:frame draw:style-name="gr10" draw:text-style-name="P7" draw:layer="layout" svg:width="0.667cm" svg:height="0.725cm" svg:x="8.793cm" svg:y="6.4cm">
          <draw:text-box>
            <text:p><text:span text:style-name="T1">*</text:span></text:p>
          </draw:text-box>
        </draw:frame>
        <draw:frame draw:style-name="gr11" draw:text-style-name="P7" draw:layer="layout" svg:width="1.095cm" svg:height="0.725cm" svg:x="5.693cm" svg:y="6.3cm">
          <draw:text-box>
            <text:p><text:span text:style-name="T1">1</text:span></text:p>
          </draw:text-box>
        </draw:frame>
        <draw:line draw:style-name="gr9" draw:text-style-name="P6" draw:layer="layout" svg:x1="11.101cm" svg:y1="25.291cm" svg:x2="11.101cm" svg:y2="22.5cm">
          <text:p/>
        </draw:line>
        <draw:frame draw:style-name="gr10" draw:text-style-name="P7" draw:layer="layout" svg:width="0.667cm" svg:height="0.725cm" svg:x="11.093cm" svg:y="22.6cm">
          <draw:text-box>
            <text:p><text:span text:style-name="T1">*</text:span></text:p>
          </draw:text-box>
        </draw:frame>
        <draw:frame draw:style-name="gr11" draw:text-style-name="P7" draw:layer="layout" svg:width="1.095cm" svg:height="0.725cm" svg:x="10.393cm" svg:y="17cm">
          <draw:text-box>
            <text:p><text:span text:style-name="T1">1</text:span></text:p>
          </draw:text-box>
        </draw:frame>
        <draw:frame draw:style-name="gr11" draw:text-style-name="P7" draw:layer="layout" svg:width="1.095cm" svg:height="0.725cm" svg:x="10.994cm" svg:y="24.401cm">
          <draw:text-box>
            <text:p><text:span text:style-name="T1">1</text:span></text:p>
          </draw:text-box>
        </draw:frame>
        <draw:frame draw:style-name="gr10" draw:text-style-name="P7" draw:layer="layout" svg:width="0.667cm" svg:height="0.725cm" svg:x="10.494cm" svg:y="15.001cm">
          <draw:text-box>
            <text:p><text:span text:style-name="T1">*</text:span></text:p>
          </draw:text-box>
        </draw:frame>
        <draw:line draw:style-name="gr9" draw:text-style-name="P6" draw:layer="layout" svg:x1="13.401cm" svg:y1="7.011cm" svg:x2="15.9cm" svg:y2="7.011cm">
          <text:p/>
        </draw:line>
        <draw:frame draw:style-name="gr10" draw:text-style-name="P7" draw:layer="layout" svg:width="0.667cm" svg:height="0.725cm" svg:x="13.494cm" svg:y="6.302cm">
          <draw:text-box>
            <text:p><text:span text:style-name="T1">*</text:span></text:p>
          </draw:text-box>
        </draw:frame>
        <draw:frame draw:style-name="gr11" draw:text-style-name="P7" draw:layer="layout" svg:width="1.095cm" svg:height="0.725cm" svg:x="15.194cm" svg:y="6.302cm">
          <draw:text-box>
            <text:p><text:span text:style-name="T1">1</text:span></text:p>
          </draw:text-box>
        </draw:frame>
        <draw:line draw:style-name="gr9" draw:text-style-name="P6" draw:layer="layout" svg:x1="3cm" svg:y1="27.911cm" svg:x2="9.301cm" svg:y2="27.911cm">
          <text:p/>
        </draw:line>
        <draw:frame draw:style-name="gr10" draw:text-style-name="P7" draw:layer="layout" svg:width="0.667cm" svg:height="0.725cm" svg:x="2.394cm" svg:y="9.502cm">
          <draw:text-box>
            <text:p><text:span text:style-name="T1">*</text:span></text:p>
          </draw:text-box>
        </draw:frame>
        <draw:frame draw:style-name="gr11" draw:text-style-name="P7" draw:layer="layout" svg:width="1.095cm" svg:height="0.725cm" svg:x="8.594cm" svg:y="27.202cm">
          <draw:text-box>
            <text:p><text:span text:style-name="T1">1</text:span></text:p>
          </draw:text-box>
        </draw:frame>
        <draw:line draw:style-name="gr9" draw:text-style-name="P6" draw:layer="layout" svg:x1="3.001cm" svg:y1="27.9cm" svg:x2="3.001cm" svg:y2="9.501cm">
          <text:p/>
        </draw:line>
        <draw:line draw:style-name="gr9" draw:text-style-name="P6" draw:layer="layout" svg:x1="6.001cm" svg:y1="26.5cm" svg:x2="6cm" svg:y2="21.7cm">
          <text:p/>
        </draw:line>
        <draw:line draw:style-name="gr9" draw:text-style-name="P6" draw:layer="layout" svg:x1="6cm" svg:y1="26.513cm" svg:x2="9.293cm" svg:y2="26.513cm">
          <text:p/>
        </draw:line>
        <draw:frame draw:style-name="gr11" draw:text-style-name="P7" draw:layer="layout" svg:width="1.095cm" svg:height="0.725cm" svg:x="8.586cm" svg:y="25.804cm">
          <draw:text-box>
            <text:p><text:span text:style-name="T1">1</text:span></text:p>
          </draw:text-box>
        </draw:frame>
        <draw:line draw:style-name="gr9" draw:text-style-name="P6" draw:layer="layout" svg:x1="6.001cm" svg:y1="21.713cm" svg:x2="9.294cm" svg:y2="21.713cm">
          <text:p/>
        </draw:line>
        <draw:line draw:style-name="gr9" draw:text-style-name="P6" draw:layer="layout" svg:x1="13.301cm" svg:y1="26.513cm" svg:x2="17.8cm" svg:y2="26.513cm">
          <text:p/>
        </draw:line>
        <draw:frame draw:style-name="gr10" draw:text-style-name="P7" draw:layer="layout" svg:width="0.667cm" svg:height="0.725cm" svg:x="8.695cm" svg:y="21.103cm">
          <draw:text-box>
            <text:p><text:span text:style-name="T1">*</text:span></text:p>
          </draw:text-box>
        </draw:frame>
        <draw:frame draw:style-name="gr10" draw:text-style-name="P7" draw:layer="layout" svg:width="0.667cm" svg:height="0.725cm" svg:x="17.195cm" svg:y="9.503cm">
          <draw:text-box>
            <text:p><text:span text:style-name="T1">*</text:span></text:p>
          </draw:text-box>
        </draw:frame>
        <draw:line draw:style-name="gr9" draw:text-style-name="P6" draw:layer="layout" svg:x1="17.801cm" svg:y1="26.5cm" svg:x2="17.801cm" svg:y2="9.502cm">
          <text:p/>
        </draw:line>
        <draw:frame draw:style-name="gr11" draw:text-style-name="P7" draw:layer="layout" svg:width="1.095cm" svg:height="0.725cm" svg:x="13.387cm" svg:y="25.805cm">
          <draw:text-box>
            <text:p><text:span text:style-name="T1">1</text:span></text:p>
          </draw:text-box>
        </draw:frame>
        <draw:line draw:style-name="gr9" draw:text-style-name="P6" draw:layer="layout" svg:x1="4.701cm" svg:y1="20.7cm" svg:x2="4.701cm" svg:y2="9.502cm">
          <text:p/>
        </draw:line>
        <draw:line draw:style-name="gr9" draw:text-style-name="P6" draw:layer="layout" svg:x1="3.001cm" svg:y1="27.901cm" svg:x2="3.001cm" svg:y2="9.502cm">
          <text:p/>
        </draw:line>
        <draw:line draw:style-name="gr9" draw:text-style-name="P6" draw:layer="layout" svg:x1="3.001cm" svg:y1="27.901cm" svg:x2="3.001cm" svg:y2="9.502cm">
          <text:p/>
        </draw:line>
        <draw:line draw:style-name="gr9" draw:text-style-name="P6" draw:layer="layout" svg:x1="4.7cm" svg:y1="20.714cm" svg:x2="9.286cm" svg:y2="20.714cm">
          <text:p/>
        </draw:line>
        <draw:frame draw:style-name="gr10" draw:text-style-name="P7" draw:layer="layout" svg:width="0.667cm" svg:height="0.725cm" svg:x="8.687cm" svg:y="18.404cm">
          <draw:text-box>
            <text:p><text:span text:style-name="T1">*</text:span></text:p>
          </draw:text-box>
        </draw:frame>
        <draw:frame draw:style-name="gr11" draw:text-style-name="P7" draw:layer="layout" svg:width="1.095cm" svg:height="0.725cm" svg:x="4.093cm" svg:y="9.61cm">
          <draw:text-box>
            <text:p><text:span text:style-name="T1">1</text:span></text:p>
          </draw:text-box>
        </draw:frame>
        <draw:line draw:style-name="gr9" draw:text-style-name="P6" draw:layer="layout" svg:x1="3cm" svg:y1="3.109cm" svg:x2="17.8cm" svg:y2="3.109cm">
          <text:p/>
        </draw:line>
        <draw:frame draw:style-name="gr11" draw:text-style-name="P7" draw:layer="layout" svg:width="1.095cm" svg:height="0.725cm" svg:x="2.294cm" svg:y="3.601cm">
          <draw:text-box>
            <text:p><text:span text:style-name="T1">1</text:span></text:p>
          </draw:text-box>
        </draw:frame>
        <draw:line draw:style-name="gr9" draw:text-style-name="P6" draw:layer="layout" svg:x1="3cm" svg:y1="4.7cm" svg:x2="3cm" svg:y2="3.1cm">
          <text:p/>
        </draw:line>
        <draw:line draw:style-name="gr9" draw:text-style-name="P6" draw:layer="layout" svg:x1="17.8cm" svg:y1="4.7cm" svg:x2="17.8cm" svg:y2="3.1cm">
          <text:p/>
        </draw:line>
        <draw:frame draw:style-name="gr10" draw:text-style-name="P7" draw:layer="layout" svg:width="0.667cm" svg:height="0.725cm" svg:x="16.994cm" svg:y="4.001cm">
          <draw:text-box>
            <text:p><text:span text:style-name="T1">*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uodot" draw:style="rectangular" draw:cx="50%" draw:cy="50%" draw:start-color="#cccccc" draw:end-color="#ffffff" draw:start-intensity="100%" draw:end-intensity="100%" draw:angle="0" draw:border="0%"/>
    <draw:gradient draw:name="Täytetty" draw:style="linear" draw:start-color="#ffffff" draw:end-color="#cccccc" draw:start-intensity="100%" draw:end-intensity="100%" draw:angle="300" draw:border="0%"/>
    <draw:gradient draw:name="Täytetty_20_keltainen" draw:display-name="Täytetty keltainen" draw:style="linear" draw:start-color="#ffde59" draw:end-color="#b47804" draw:start-intensity="100%" draw:end-intensity="100%" draw:angle="300" draw:border="0%"/>
    <draw:gradient draw:name="Täytetty_20_punainen" draw:display-name="Täytetty punainen" draw:style="linear" draw:start-color="#ff6d6d" draw:end-color="#c9211e" draw:start-intensity="100%" draw:end-intensity="100%" draw:angle="300" draw:border="0%"/>
    <draw:gradient draw:name="Täytetty_20_sininen" draw:display-name="Täytetty sininen" draw:style="linear" draw:start-color="#729fcf" draw:end-color="#355269" draw:start-intensity="100%" draw:end-intensity="100%" draw:angle="300" draw:border="0%"/>
    <draw:gradient draw:name="Täytetty_20_vihreä" draw:display-name="Täytetty vihreä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Muodot"/>
      <style:text-properties fo:font-size="14pt" fo:font-weight="bold"/>
    </style:style>
    <style:style style:name="Filled" style:family="graphic" style:parent-style-name="Shapes">
      <style:graphic-properties draw:fill="gradient" draw:fill-gradient-name="Täytetty"/>
    </style:style>
    <style:style style:name="Filled_20_Blue" style:display-name="Filled Blue" style:family="graphic" style:parent-style-name="Filled">
      <style:graphic-properties draw:fill-gradient-name="Täytetty_20_sininen"/>
      <style:text-properties fo:color="#ffffff"/>
    </style:style>
    <style:style style:name="Filled_20_Green" style:display-name="Filled Green" style:family="graphic" style:parent-style-name="Filled">
      <style:graphic-properties draw:fill-gradient-name="Täytetty_20_vihreä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Täytetty_20_punainen"/>
      <style:text-properties fo:color="#ffffff"/>
    </style:style>
    <style:style style:name="Filled_20_Yellow" style:display-name="Filled Yellow" style:family="graphic" style:parent-style-name="Filled">
      <style:graphic-properties draw:fill-gradient-name="Täytetty_20_keltainen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Sauli Isonikkilä </meta:initial-creator>
    <meta:creation-date>2023-09-25T13:44:32.332000000</meta:creation-date>
    <dc:date>2023-09-25T13:45:45.503000000</dc:date>
    <dc:creator>Sauli Isonikkilä </dc:creator>
    <meta:editing-duration>PT1M13S</meta:editing-duration>
    <meta:editing-cycles>1</meta:editing-cycles>
    <meta:document-statistic meta:object-count="51"/>
    <meta:generator>LibreOffice/6.4.7.2$Windows_X86_64 LibreOffice_project/639b8ac485750d5696d7590a72ef1b496725cfb5</meta:generator>
  </office:meta>
</office:document-meta>
</file>